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italic" style:text-underline-style="solid" style:text-underline-width="auto" style:text-underline-color="font-color" style:font-style-asian="italic" style:font-style-complex="italic"/>
    </style:style>
    <style:style style:name="P6"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9"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style>
    <style:style style:name="P12" style:family="paragraph" style:parent-style-name="Preformatted_20_Text">
      <style:paragraph-properties fo:line-height="125%"/>
      <style:text-properties fo:color="#bc7a00"/>
    </style:style>
    <style:style style:name="P13" style:family="paragraph" style:parent-style-name="Preformatted_20_Text">
      <style:paragraph-properties fo:text-align="justify" style:justify-single-word="false"/>
      <style:text-properties fo:color="#bc7a00"/>
    </style:style>
    <style:style style:name="P14" style:family="paragraph" style:parent-style-name="Preformatted_20_Text">
      <style:paragraph-properties fo:line-height="125%"/>
    </style:style>
    <style:style style:name="P15" style:family="paragraph" style:parent-style-name="Preformatted_20_Text">
      <style:text-properties style:text-underline-style="solid" style:text-underline-width="auto" style:text-underline-color="font-color"/>
    </style:style>
    <style:style style:name="P16" style:family="paragraph" style:parent-style-name="Preformatted_20_Text">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Preformatted_20_Text">
      <style:paragraph-properties fo:line-height="125%"/>
      <style:text-properties fo:color="#408080" fo:font-style="italic"/>
    </style:style>
    <style:style style:name="P18" style:family="paragraph" style:parent-style-name="Preformatted_20_Text">
      <style:paragraph-properties fo:line-height="125%"/>
      <style:text-properties fo:color="#ba2121" fo:font-style="italic"/>
    </style:style>
    <style:style style:name="P19" style:family="paragraph" style:parent-style-name="Preformatted_20_Text">
      <style:paragraph-properties fo:line-height="125%"/>
      <style:text-properties fo:color="#ba2121"/>
    </style:style>
    <style:style style:name="P20" style:family="paragraph" style:parent-style-name="Preformatted_20_Text">
      <style:paragraph-properties fo:margin-top="0cm" fo:margin-bottom="0.499cm" fo:line-height="125%"/>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color="#666666"/>
    </style:style>
    <style:style style:name="T4" style:family="text">
      <style:text-properties fo:color="#666666" style:font-name="Courier New" fo:font-size="10pt" style:font-size-asian="10pt" style:font-size-complex="10pt"/>
    </style:style>
    <style:style style:name="T5" style:family="text">
      <style:text-properties fo:color="#ba2121"/>
    </style:style>
    <style:style style:name="T6" style:family="text">
      <style:text-properties fo:color="#408080" fo:font-style="italic"/>
    </style:style>
    <style:style style:name="T7" style:family="text">
      <style:text-properties fo:font-style="italic"/>
    </style:style>
    <style:style style:name="T8" style:family="text">
      <style:text-properties fo:color="#000000"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color="#008000" fo:font-weight="bold"/>
    </style:style>
    <style:style style:name="T11" style:family="text">
      <style:text-properties style:font-name="Courier New" fo:font-size="11pt" style:text-underline-style="none" fo:font-weight="normal" style:font-size-asian="11pt" style:font-weight-asian="normal" style:font-size-complex="11pt" style:font-weight-complex="normal"/>
    </style:style>
    <style:style style:name="T12" style:family="text">
      <style:text-properties style:font-name="Courier New" fo:font-size="10pt" style:font-size-asian="10pt" style:font-size-complex="10pt"/>
    </style:style>
    <style:style style:name="T13" style:family="text">
      <style:text-properties fo:color="#1917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 PHPMYADMIN ALPINE</text:p>
      <text:p text:style-name="Standard"/>
      <text:p text:style-name="Standard"/>
      <text:p text:style-name="P2">Dockerfile<text:span text:style-name="T1"> :</text:span></text:p>
      <text:p text:style-name="P2"><text:span text:style-name="T1"/></text:p>
      <text:p text:style-name="P15"><text:span text:style-name="T1">FROM alpine</text:span></text:p>
      <text:p text:style-name="P14"/>
      <text:p text:style-name="P12">#1</text:p>
      <text:p text:style-name="P14">RUN apk update</text:p>
      <text:p text:style-name="P14">RUN apk add openssl <text:span text:style-name="T3">--</text:span>no<text:span text:style-name="T3">-</text:span>cache</text:p>
      <text:p text:style-name="P14">RUN apk add openrc <text:span text:style-name="T3">--</text:span>no<text:span text:style-name="T3">-</text:span>cache</text:p>
      <text:p text:style-name="P14">RUN apk add nginx <text:span text:style-name="T3">--</text:span>no<text:span text:style-name="T3">-</text:span>cache</text:p>
      <text:p text:style-name="P14">RUN apk add wget php7<text:span text:style-name="T3">-</text:span>fpm php7<text:span text:style-name="T3">-</text:span>opcache php7<text:span text:style-name="T3">-</text:span>gd php7<text:span text:style-name="T3">-</text:span>mysqli php7<text:span text:style-name="T3">-</text:span>zlib php7<text:span text:style-name="T3">-</text:span>curl php7<text:span text:style-name="T3">-</text:span>mbstring php7<text:span text:style-name="T3">-</text:span>json php7<text:span text:style-name="T3">-</text:span>session <text:span text:style-name="T3">--</text:span>no<text:span text:style-name="T3">-</text:span>cache</text:p>
      <text:p text:style-name="P14"/>
      <text:p text:style-name="P4">RUN adduser <text:span text:style-name="T3">-</text:span>D <text:span text:style-name="T3">-</text:span>g 'www' www</text:p>
      <text:p text:style-name="P14">RUN mkdir <text:span text:style-name="T3">-</text:span>p <text:span text:style-name="T3">/</text:span>www</text:p>
      <text:p text:style-name="P14">RUN chown <text:span text:style-name="T3">-</text:span>R www<text:span text:style-name="T3">:</text:span>www <text:span text:style-name="T3">/</text:span>var<text:span text:style-name="T3">/</text:span>lib<text:span text:style-name="T3">/</text:span>nginx</text:p>
      <text:p text:style-name="P14">RUN chown <text:span text:style-name="T3">-</text:span>R www<text:span text:style-name="T3">:</text:span>www <text:span text:style-name="T3">/</text:span>www</text:p>
      <text:p text:style-name="P14">RUN mkdir <text:span text:style-name="T3">-</text:span>p <text:span text:style-name="T3">/</text:span>run<text:span text:style-name="T3">/</text:span>nginx</text:p>
      <text:p text:style-name="P14"/>
      <text:p text:style-name="P14">RUN openssl req <text:span text:style-name="T3">-</text:span>x509 <text:span text:style-name="T3">-</text:span>nodes <text:span text:style-name="T3">-</text:span>days <text:span text:style-name="T3">365</text:span> <text:span text:style-name="T3">-</text:span>newkey rsa<text:span text:style-name="T3">:2048</text:span> <text:span text:style-name="T3">-</text:span>subj <text:span text:style-name="T5">"/C=FR/ST=France/L=Paris/O=42/OU=42Paris/CN=qroland"</text:span> <text:span text:style-name="T3">-</text:span>keyout <text:span text:style-name="T3">/</text:span>etc<text:span text:style-name="T3">/</text:span>ssl<text:span text:style-name="T3">/</text:span>private<text:span text:style-name="T3">/</text:span>nginx.key <text:span text:style-name="T3">-</text:span>out <text:span text:style-name="T3">/</text:span>etc<text:span text:style-name="T3">/</text:span>ssl<text:span text:style-name="T3">/</text:span>certs<text:span text:style-name="T3">/</text:span>nginx.crt</text:p>
      <text:p text:style-name="P14">COPY nginx.conf <text:span text:style-name="T3">/</text:span>etc<text:span text:style-name="T3">/</text:span>nginx<text:span text:style-name="T3">/</text:span>nginx.conf</text:p>
      <text:p text:style-name="P14"/>
      <text:p text:style-name="P14">COPY php_setup.sh <text:span text:style-name="T3">/</text:span>root<text:span text:style-name="T3">/</text:span>php_setup.sh</text:p>
      <text:p text:style-name="P14">RUN chmod <text:span text:style-name="T3">+</text:span>x <text:span text:style-name="T3">/</text:span>root<text:span text:style-name="T3">/</text:span>php_setup.sh</text:p>
      <text:p text:style-name="P14">RUN <text:span text:style-name="T3">/</text:span>root<text:span text:style-name="T3">/</text:span>php_setup.sh</text:p>
      <text:p text:style-name="P14">RUN rm <text:span text:style-name="T3">/</text:span>root<text:span text:style-name="T3">/</text:span>php_setup.sh</text:p>
      <text:p text:style-name="P14"/>
      <text:p text:style-name="P12">#2</text:p>
      <text:p text:style-name="P14">RUN wget https<text:span text:style-name="T3">:</text:span><text:span text:style-name="T8">//files.phpmyadmin.net/phpMyAdmin/4.9.7/phpMyAdmin-4.9.7-english.tar.gz -P /tmp/</text:span></text:p>
      <text:p text:style-name="P14">RUN tar xzf <text:span text:style-name="T3">/</text:span>tmp<text:span text:style-name="T3">/</text:span>phpMyAdmin<text:span text:style-name="T3">-4.9.7-</text:span>english.tar.gz <text:span text:style-name="T3">-</text:span>C <text:span text:style-name="T3">/</text:span>www<text:span text:style-name="T3">/</text:span></text:p>
      <text:p text:style-name="P14">RUN mv <text:span text:style-name="T3">/</text:span>www<text:span text:style-name="T3">/</text:span>phpMyAdmin<text:span text:style-name="T3">-4.9.7-</text:span>english <text:span text:style-name="T3">/</text:span>www<text:span text:style-name="T3">/</text:span>phpmyadmin</text:p>
      <text:p text:style-name="P14">RUN rm <text:span text:style-name="T3">/</text:span>tmp<text:span text:style-name="T3">/</text:span>phpMyAdmin<text:span text:style-name="T3">-4.9.7-</text:span>english.tar.gz</text:p>
      <text:p text:style-name="P14"/>
      <text:p text:style-name="P14">COPY config.inc.php <text:span text:style-name="T3">/</text:span>www<text:span text:style-name="T3">/</text:span>phpmyadmin<text:span text:style-name="T3">/</text:span>config.inc.php</text:p>
      <text:p text:style-name="P14"/>
      <text:p text:style-name="P14">CMD<text:tab/>php<text:span text:style-name="T3">-</text:span>fpm7 <text:span text:style-name="T3">-</text:span>R; \</text:p>
      <text:p text:style-name="P14"><text:tab/>nginx <text:span text:style-name="T3">-</text:span>g <text:span text:style-name="T5">"daemon off;"</text:span></text:p>
      <text:p text:style-name="P14"/>
      <text:p text:style-name="P20">EXPOSE <text:span text:style-name="T3">5000</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6"><text:soft-page-break/><text:span text:style-name="T1">Explications :</text:span></text:p>
      <text:p text:style-name="P8"><text:span text:style-name="T1"/></text:p>
      <text:p text:style-name="P10">#1<text:span text:style-name="T9">. Les étapes sont identiques à celles suivies pour les Pods nginx et wordpress. Phpmyadmin ayant son propre serveur nginx, on installe openrc et nginx. On le fait tourner en https donc on installe openssl, et enfin puisqu'il tourne grâce à PHP on installe les paquets PHP.</text:span></text:p>
      <text:p text:style-name="P10"><text:span text:style-name="T9"/></text:p>
      <text:p text:style-name="P10"><text:span text:style-name="T9">On ajoute l'utilisateur, on lui donne les bonnes permissions, on crée les certificats, puis on installe PHP pour Alpine Linux grâce au même script que le pod wordpress.</text:span></text:p>
      <text:p text:style-name="P10"><text:span text:style-name="T9"/></text:p>
      <text:p text:style-name="P10">#2<text:span text:style-name="T9">. Ici, on télécharge phpmyadmin, on le décompresse dans le dossier racine du serveur, on le renomme, puis on nettoie, avant de remplacer la configuration par défaut par la notre.</text:span></text:p>
      <text:p text:style-name="P10"><text:span text:style-name="T9"/></text:p>
      <text:p text:style-name="P10"><text:span text:style-name="T9"/></text:p>
      <text:p text:style-name="P9"><text:span text:style-name="T9"/></text:p>
      <text:p text:style-name="P9"><text:span text:style-name="T9">Nginx.conf</text:span><text:span text:style-name="T2"> :</text:span></text:p>
      <text:p text:style-name="P9"><text:span text:style-name="T2"/></text:p>
      <text:p text:style-name="P16"><text:span text:style-name="T2">user<text:tab/><text:tab/><text:tab/><text:tab/><text:tab/><text:tab/>www;</text:span></text:p>
      <text:p text:style-name="P14">worker_processes<text:tab/><text:tab/><text:tab/><text:tab/><text:span text:style-name="T10">auto</text:span>;</text:p>
      <text:p text:style-name="P14"/>
      <text:p text:style-name="P14">error_log<text:tab/><text:tab/><text:tab/><text:tab/><text:tab/><text:span text:style-name="T3">/</text:span>var<text:span text:style-name="T3">/</text:span>log<text:span text:style-name="T3">/</text:span>nginx<text:span text:style-name="T3">/</text:span>error.log warn;</text:p>
      <text:p text:style-name="P14"/>
      <text:p text:style-name="P14">events {</text:p>
      <text:p text:style-name="P14"><text:s text:c="4"/>worker_connections <text:s text:c="7"/><text:tab/><text:span text:style-name="T3">1024</text:span>;</text:p>
      <text:p text:style-name="P14">}</text:p>
      <text:p text:style-name="P14"/>
      <text:p text:style-name="P14">http {</text:p>
      <text:p text:style-name="P14"><text:s text:c="4"/>include <text:s text:c="15"/><text:tab/><text:tab/><text:span text:style-name="T3">/</text:span>etc<text:span text:style-name="T3">/</text:span>nginx<text:span text:style-name="T3">/</text:span>mime.types;</text:p>
      <text:p text:style-name="P14"><text:s text:c="4"/>default_type <text:s text:c="11"/><text:tab/><text:tab/>application<text:span text:style-name="T3">/</text:span>octet<text:span text:style-name="T3">-</text:span>stream;</text:p>
      <text:p text:style-name="P14"><text:s text:c="4"/>sendfile <text:s text:c="11"/><text:tab/><text:tab/>on;</text:p>
      <text:p text:style-name="P14"><text:s text:c="4"/>access_log <text:s text:c="11"/><text:tab/><text:tab/><text:span text:style-name="T3">/</text:span>var<text:span text:style-name="T3">/</text:span>log<text:span text:style-name="T3">/</text:span>nginx<text:span text:style-name="T3">/</text:span>access.log;</text:p>
      <text:p text:style-name="P14"><text:s text:c="4"/>keepalive_timeout <text:s text:c="7"/><text:tab/><text:tab/><text:span text:style-name="T3">3000</text:span>;</text:p>
      <text:p text:style-name="P14"><text:s text:c="4"/>server {</text:p>
      <text:p text:style-name="P14"><text:s text:c="8"/>listen <text:s text:c="11"/><text:tab/><text:tab/><text:span text:style-name="T3">5000</text:span> ssl;</text:p>
      <text:p text:style-name="P14"><text:s text:c="8"/>ssl_certificate <text:s text:c="7"/><text:tab/><text:span text:style-name="T3">/</text:span>etc<text:span text:style-name="T3">/</text:span>ssl<text:span text:style-name="T3">/</text:span>certs<text:span text:style-name="T3">/</text:span>nginx.crt;</text:p>
      <text:p text:style-name="P14"><text:s text:c="8"/>ssl_certificate_key <text:s text:c="3"/><text:tab/><text:span text:style-name="T3">/</text:span>etc<text:span text:style-name="T3">/</text:span>ssl<text:span text:style-name="T3">/</text:span>private<text:span text:style-name="T3">/</text:span>nginx.key;</text:p>
      <text:p text:style-name="P14"/>
      <text:p text:style-name="P14"><text:s text:c="8"/>root <text:s text:c="11"/><text:tab/><text:tab/><text:span text:style-name="T3">/</text:span>www;</text:p>
      <text:p text:style-name="P14"><text:s text:c="8"/>index <text:s text:c="11"/><text:tab/><text:tab/>index.html index.htm index.php;</text:p>
      <text:p text:style-name="P14"><text:s text:c="8"/>client_max_body_size <text:s text:c="3"/><text:tab/><text:span text:style-name="T3">32</text:span>m;</text:p>
      <text:p text:style-name="P14"/>
      <text:p text:style-name="P14"><text:s text:c="8"/>location <text:span text:style-name="T3">=</text:span> <text:span text:style-name="T3">/</text:span> {</text:p>
      <text:p text:style-name="P14"><text:s text:c="12"/><text:span text:style-name="T10">return</text:span> <text:s text:c="7"/><text:tab/><text:tab/><text:span text:style-name="T3">301</text:span> https<text:span text:style-name="T3">:</text:span><text:span text:style-name="T8">//$host:5000/phpmyadmin/;</text:span></text:p>
      <text:p text:style-name="P14"><text:s text:c="8"/>}</text:p>
      <text:p text:style-name="P14"/>
      <text:p text:style-name="Standard"><text:s text:c="8"/><text:span text:style-name="T12">location </text:span><text:span text:style-name="T4">~</text:span><text:span text:style-name="T12"> \.php$ {</text:span></text:p>
      <text:p text:style-name="P14"><text:s text:c="12"/>fastcgi_pass<text:tab/><text:tab/><text:span text:style-name="T3">127.0.0.1:9000</text:span>;</text:p>
      <text:p text:style-name="P14"><text:s text:c="12"/>fastcgi_index<text:tab/><text:tab/>index.php;</text:p>
      <text:p text:style-name="P14"><text:s text:c="12"/>include<text:tab/><text:tab/><text:tab/>fastcgi.conf;</text:p>
      <text:p text:style-name="P14"><text:s text:c="8"/>}</text:p>
      <text:p text:style-name="P14"><text:s text:c="4"/>}</text:p>
      <text:p text:style-name="P20">}</text:p>
      <text:p text:style-name="P7"><text:soft-page-break/><text:span text:style-name="T2">Explications :</text:span></text:p>
      <text:p text:style-name="P7"><text:span text:style-name="T2"/></text:p>
      <text:p text:style-name="P9"><text:span text:style-name="T2">La seule chose qui change ici est la redirection du root au subdirectory phpmyadmin. Pour les raisons de cette redirection (et de pourquoi on a pas définit le root du serveur comme </text:span><text:span text:style-name="T11">/www/phpmyadmin</text:span><text:span text:style-name="T2"> directement), voir le fichier sur le Pod NGINX.</text:span></text:p>
      <text:p text:style-name="P11"/>
      <text:p text:style-name="P11"/>
      <text:p text:style-name="P3">Config.inc.php<text:span text:style-name="T1"> :</text:span></text:p>
      <text:p text:style-name="P3"><text:span text:style-name="T1"/></text:p>
      <text:p text:style-name="P13"><text:span text:style-name="T1">&lt;?php</text:span></text:p>
      <text:p text:style-name="P18">/**</text:p>
      <text:p text:style-name="P19"><text:s/><text:span text:style-name="T7">* phpMyAdmin sample configuration, you can use it as base for</text:span></text:p>
      <text:p text:style-name="P19"><text:s/><text:span text:style-name="T7">* manual configuration. For easier setup you can use setup/</text:span></text:p>
      <text:p text:style-name="P19"><text:s/><text:span text:style-name="T7">*</text:span></text:p>
      <text:p text:style-name="P19"><text:s/><text:span text:style-name="T7">* All directives are explained in documentation in the doc/ folder</text:span></text:p>
      <text:p text:style-name="P19"><text:s/><text:span text:style-name="T7">* or at &lt;https://docs.phpmyadmin.net/&gt;.</text:span></text:p>
      <text:p text:style-name="P19"><text:s/><text:span text:style-name="T7">*</text:span></text:p>
      <text:p text:style-name="P19"><text:s/><text:span text:style-name="T7">* @package PhpMyAdmin</text:span></text:p>
      <text:p text:style-name="P19"><text:s/><text:span text:style-name="T7">*/</text:span></text:p>
      <text:p text:style-name="P14"/>
      <text:p text:style-name="P18">/**</text:p>
      <text:p text:style-name="P19"><text:s/><text:span text:style-name="T7">* This is needed for cookie based authentication to encrypt password in</text:span></text:p>
      <text:p text:style-name="P19"><text:s/><text:span text:style-name="T7">* cookie. Needs to be 32 chars long.</text:span></text:p>
      <text:p text:style-name="P19"><text:s/><text:span text:style-name="T7">*/</text:span></text:p>
      <text:p text:style-name="P14"><text:span text:style-name="T13">$cfg</text:span>[<text:span text:style-name="T5">'blowfish_secret'</text:span>] <text:span text:style-name="T3">=</text:span> <text:span text:style-name="T5">'imJ}iFskJ6nxad4cgg59I.T1g0Ue(W[M'</text:span>; <text:span text:style-name="T6">/* YOU MUST FILL IN THIS FOR COOKIE AUTH! */</text:span></text:p>
      <text:p text:style-name="P14"/>
      <text:p text:style-name="P18">/**</text:p>
      <text:p text:style-name="P19"><text:s/><text:span text:style-name="T7">* Servers configuration</text:span></text:p>
      <text:p text:style-name="P19"><text:s/><text:span text:style-name="T7">*/</text:span></text:p>
      <text:p text:style-name="P14"><text:span text:style-name="T13">$i</text:span> <text:span text:style-name="T3">=</text:span> <text:span text:style-name="T3">0</text:span>;</text:p>
      <text:p text:style-name="P14"/>
      <text:p text:style-name="P18">/**</text:p>
      <text:p text:style-name="P19"><text:s/><text:span text:style-name="T7">* First server</text:span></text:p>
      <text:p text:style-name="P19"><text:s/><text:span text:style-name="T7">*/</text:span></text:p>
      <text:p text:style-name="P14"><text:span text:style-name="T13">$i</text:span><text:span text:style-name="T3">++</text:span>;</text:p>
      <text:p text:style-name="P14"/>
      <text:p text:style-name="P17">/* Authentication type */</text:p>
      <text:p text:style-name="P14"><text:span text:style-name="T13">$cfg</text:span>[<text:span text:style-name="T5">'Servers'</text:span>][<text:span text:style-name="T13">$i</text:span>][<text:span text:style-name="T5">'auth_type'</text:span>] <text:span text:style-name="T3">=</text:span> <text:span text:style-name="T5">'cookie'</text:span>;</text:p>
      <text:p text:style-name="P14"/>
      <text:p text:style-name="P17">/* Server parameters */</text:p>
      <text:p text:style-name="P14"><text:span text:style-name="T13">$cfg</text:span>[<text:span text:style-name="T5">'Servers'</text:span>][<text:span text:style-name="T13">$i</text:span>][<text:span text:style-name="T5">'host'</text:span>] <text:span text:style-name="T3">=</text:span> <text:span text:style-name="T5">'mysql-svc.default.svc.cluster.local'</text:span>;</text:p>
      <text:p text:style-name="P14"><text:span text:style-name="T13">$cfg</text:span>[<text:span text:style-name="T5">'Servers'</text:span>][<text:span text:style-name="T13">$i</text:span>][<text:span text:style-name="T5">'compress'</text:span>] <text:span text:style-name="T3">=</text:span> <text:span text:style-name="T10">false</text:span>;</text:p>
      <text:p text:style-name="P14"><text:span text:style-name="T13">$cfg</text:span>[<text:span text:style-name="T5">'Servers'</text:span>][<text:span text:style-name="T13">$i</text:span>][<text:span text:style-name="T5">'AllowNoPassword'</text:span>] <text:span text:style-name="T3">=</text:span> <text:span text:style-name="T10">true</text:span>;</text:p>
      <text:p text:style-name="P14"/>
      <text:p text:style-name="P18">/**</text:p>
      <text:p text:style-name="P19"><text:s/><text:span text:style-name="T7">* Directories for saving/loading files from server</text:span></text:p>
      <text:p text:style-name="P19"><text:s/><text:span text:style-name="T7">*/</text:span></text:p>
      <text:p text:style-name="P14"><text:span text:style-name="T13">$cfg</text:span>[<text:span text:style-name="T5">'UploadDir'</text:span>] <text:span text:style-name="T3">=</text:span> <text:span text:style-name="T5">''</text:span>;</text:p>
      <text:p text:style-name="P14"><text:span text:style-name="T13">$cfg</text:span>[<text:span text:style-name="T5">'SaveDir'</text:span>] <text:span text:style-name="T3">=</text:span> <text:span text:style-name="T5">''</text:span>;</text:p>
      <text:p text:style-name="P20"><text:span text:style-name="T13">$cfg</text:span>[<text:span text:style-name="T5">'TempDir'</text:span>] <text:span text:style-name="T3">=</text:span> <text:span text:style-name="T5">'/tmp/'</text:span>;</text:p>
      <text:p text:style-name="P6"><text:soft-page-break/><text:span text:style-name="T1">Explications :</text:span></text:p>
      <text:p text:style-name="P8"><text:span text:style-name="T1"/></text:p>
      <text:p text:style-name="P8"><text:span text:style-name="T1">Rien de différent par rapport à la configuration de ft_server, on précise simplement notre hôte qui est ici différent de localhost (pour la résolution DNS du service correspondant à l'hôte, voir le pod word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8M10S</meta:editing-duration>
    <meta:editing-cycles>4</meta:editing-cycles>
    <meta:generator>OpenOffice/4.1.5$Win32 OpenOffice.org_project/415m1$Build-9789</meta:generator>
    <dc:date>2021-02-24T15:45:38.14</dc:date>
    <meta:document-statistic meta:table-count="0" meta:image-count="0" meta:object-count="0" meta:page-count="4" meta:paragraph-count="103" meta:word-count="513" meta:character-count="4052"/>
    <meta:user-defined meta:name="Info 1"/>
    <meta:user-defined meta:name="Info 2"/>
    <meta:user-defined meta:name="Info 3"/>
    <meta:user-defined meta:name="Info 4"/>
  </office:meta>
</office:document-meta>
</file>